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2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7T14:49:26.460000000</dc:date>
    <meta:editing-duration>PT6H2M57S</meta:editing-duration>
    <meta:editing-cycles>14</meta:editing-cycles>
    <meta:generator>LibreOffice/7.4.2.3$Windows_X86_64 LibreOffice_project/382eef1f22670f7f4118c8c2dd222ec7ad009daf</meta:generator>
    <meta:document-statistic meta:table-count="1" meta:cell-count="24" meta:object-count="2"/>
  </office:meta>
</office:document-meta>
</file>